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6141" officeooo:paragraph-rsid="00116141"/>
    </style:style>
    <style:style style:name="P2" style:family="paragraph" style:parent-style-name="Standard">
      <style:text-properties officeooo:rsid="00116141" officeooo:paragraph-rsid="00122cf4"/>
    </style:style>
    <style:style style:name="P3" style:family="paragraph" style:parent-style-name="Standard">
      <style:text-properties officeooo:rsid="00116141" officeooo:paragraph-rsid="0014a633"/>
    </style:style>
    <style:style style:name="P4" style:family="paragraph" style:parent-style-name="Standard">
      <style:text-properties officeooo:rsid="0013c5b5" officeooo:paragraph-rsid="0013c5b5"/>
    </style:style>
    <style:style style:name="P5" style:family="paragraph" style:parent-style-name="Standard">
      <style:text-properties officeooo:rsid="0013c5b5" officeooo:paragraph-rsid="0014a633"/>
    </style:style>
    <style:style style:name="P6" style:family="paragraph" style:parent-style-name="Standard">
      <style:text-properties officeooo:rsid="0014a633" officeooo:paragraph-rsid="0014a633"/>
    </style:style>
    <style:style style:name="P7" style:family="paragraph" style:parent-style-name="Standard">
      <style:text-properties officeooo:rsid="001504e8" officeooo:paragraph-rsid="001504e8"/>
    </style:style>
    <style:style style:name="P8" style:family="paragraph" style:parent-style-name="Standard">
      <style:text-properties officeooo:rsid="001635d3" officeooo:paragraph-rsid="001635d3"/>
    </style:style>
    <style:style style:name="P9" style:family="paragraph" style:parent-style-name="Standard">
      <style:text-properties officeooo:rsid="001635d3" officeooo:paragraph-rsid="00188e94"/>
    </style:style>
    <style:style style:name="P10" style:family="paragraph" style:parent-style-name="Standard">
      <style:text-properties officeooo:rsid="001635d3" officeooo:paragraph-rsid="001c7245"/>
    </style:style>
    <style:style style:name="P11" style:family="paragraph" style:parent-style-name="Standard">
      <style:text-properties officeooo:rsid="001948f3" officeooo:paragraph-rsid="001948f3"/>
    </style:style>
    <style:style style:name="P12" style:family="paragraph" style:parent-style-name="Standard">
      <style:text-properties officeooo:rsid="001c7245" officeooo:paragraph-rsid="001c7245"/>
    </style:style>
    <style:style style:name="P13" style:family="paragraph" style:parent-style-name="Standard">
      <style:text-properties officeooo:rsid="001c7245" officeooo:paragraph-rsid="001e6387"/>
    </style:style>
    <style:style style:name="P14" style:family="paragraph" style:parent-style-name="Standard">
      <style:text-properties officeooo:rsid="001e6387" officeooo:paragraph-rsid="001e6387"/>
    </style:style>
    <style:style style:name="P15" style:family="paragraph" style:parent-style-name="Standard">
      <style:text-properties officeooo:rsid="001fe87a" officeooo:paragraph-rsid="001fe87a"/>
    </style:style>
    <style:style style:name="P16" style:family="paragraph" style:parent-style-name="Standard">
      <style:text-properties officeooo:rsid="0014a633" officeooo:paragraph-rsid="0014a633"/>
    </style:style>
    <style:style style:name="T1" style:family="text">
      <style:text-properties officeooo:rsid="001e638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8.</text:p>
      <text:p text:style-name="P3"/>
      <text:p text:style-name="P3">drop table dependente;</text:p>
      <text:p text:style-name="P1"/>
      <text:p text:style-name="P3">9.</text:p>
      <text:p text:style-name="P3"/>
      <text:p text:style-name="P3">alter table Departamento <text:s/>rename column Nome to NomeDoDespartamento;</text:p>
      <text:p text:style-name="P1"/>
      <text:p text:style-name="P3">10.</text:p>
      <text:p text:style-name="P3"/>
      <text:p text:style-name="P3"><text:s/>alter table funcionario <text:s/>add Pais varchar(30);</text:p>
      <text:p text:style-name="P1"/>
      <text:p text:style-name="P3">11.</text:p>
      <text:p text:style-name="P3"/>
      <text:p text:style-name="P3"><text:s/>select funcionario.Nome, funcionario.Endereco<text:line-break/>from funcionario,departamento<text:line-break/>where departamento.NomeDoDespartamento = "Cozinha"<text:line-break/>and departamento.NumeroDepartamento = funcionario.NumeroDepartamento;</text:p>
      <text:p text:style-name="P2"><text:line-break/></text:p>
      <text:p text:style-name="P11">13.</text:p>
      <text:p text:style-name="P11"/>
      <text:p text:style-name="P11">Select func.Nome, func.SobreNome , aux.Nome, aux.SobreNome<text:line-break/>From funcionario as func inner join funcionario as aux on (aux.cod = func.CodSupervisor);<text:line-break/></text:p>
      <text:p text:style-name="P2"/>
      <text:p text:style-name="P5">14.</text:p>
      <text:p text:style-name="P5"/>
      <text:p text:style-name="P5">Select AVG(Salario)<text:line-break/>From Funcionario</text:p>
      <text:p text:style-name="P4"/>
      <text:p text:style-name="P6">15.</text:p>
      <text:p text:style-name="P6"/>
      <text:p text:style-name="P6">Select MAX(Salario)<text:line-break/>From Funcionario</text:p>
      <text:p text:style-name="P6"/>
      <text:p text:style-name="P6">16.</text:p>
      <text:p text:style-name="P6"/>
      <text:p text:style-name="P6">Select MIN(Salario)<text:line-break/>From Funcionario</text:p>
      <text:p text:style-name="P6"/>
      <text:p text:style-name="P6"/>
      <text:p text:style-name="P6">17.</text:p>
      <text:p text:style-name="P6"/>
      <text:p text:style-name="P6">Select Nome<text:line-break/>From Funcionario<text:line-break/>where Nome LIKE <text:s/>'j%'<text:line-break/>order by Nome</text:p>
      <text:p text:style-name="P6"/>
      <text:p text:style-name="P7">18.</text:p>
      <text:p text:style-name="P7"/>
      <text:p text:style-name="P7"><text:soft-page-break/>Select NomeDoDespartamento ,Data<text:line-break/>From departamento<text:line-break/>where Data between <text:s/>'1999-01-01' and <text:s/>'2001-01-01'</text:p>
      <text:p text:style-name="P7"/>
      <text:p text:style-name="P8">19.</text:p>
      <text:p text:style-name="P8"/>
      <text:p text:style-name="P9">Select * <text:line-break/>From departamento<text:line-break/>order by Data desc</text:p>
      <text:p text:style-name="P9"/>
      <text:p text:style-name="P14">20.</text:p>
      <text:p text:style-name="P14"/>
      <text:p text:style-name="P14">select funcionario.nome<text:line-break/>from funcionario, projeto, trabalha<text:line-break/>where projeto.nome = 'projeto A' and projeto.NumeroProjeto = trabalha.NumeroProjeto and trabalha.funcionario = funcionario.cod; </text:p>
      <text:p text:style-name="P9"/>
      <text:p text:style-name="P9"/>
      <text:p text:style-name="P12">21.</text:p>
      <text:p text:style-name="P12"/>
      <text:p text:style-name="P13">select distinct funcionario.Nome, projeto.Nome<text:line-break/>from funcionario, projeto, trabalha<text:line-break/>where projeto.Nome = 'projeto B' and projeto.NumeroProjeto <text:span text:style-name="T1">= trabalha.NumeroProjeto </text:span>and trabalha.funcionario = funcionario.cod; <text:line-break/></text:p>
      <text:p text:style-name="P10"/>
      <text:p text:style-name="P14">22.</text:p>
      <text:p text:style-name="P14"/>
      <text:p text:style-name="P14">select sum(hora) as Hora<text:line-break/>from trabalha<text:line-break/>where NumeroProjeto = '40';<text:line-break/></text:p>
      <text:p text:style-name="P15">23.</text:p>
      <text:p text:style-name="P15"/>
      <text:p text:style-name="P15">select sum(hora)as Horas,NumeroProjeto, funcionario<text:line-break/>from trabalha<text:line-break/>group by NumeroProjeto<text:line-break/>Order by NumeroProjeto</text:p>
      <text:p text:style-name="P15"/>
      <text:p text:style-name="P15">24.</text:p>
      <text:p text:style-name="P15"/>
      <text:p text:style-name="P15">update funcionario<text:line-break/><text:line-break/>SET CodSupervisor = '3'<text:line-break/><text:line-break/>where CodSupervisor = '5';</text:p>
      <text:p text:style-name="P15"/>
      <text:p text:style-name="P15">25.</text:p>
      <text:p text:style-name="P15"/>
      <text:p text:style-name="P15">delete from funcionario<text:line-break/>where cod ='5'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0T21:31:31.986000000</meta:creation-date>
    <dc:date>2019-04-17T22:02:45.158000000</dc:date>
    <meta:editing-duration>PT36M30S</meta:editing-duration>
    <meta:editing-cycles>5</meta:editing-cycles>
    <meta:generator>LibreOffice/6.0.4.2$Windows_X86_64 LibreOffice_project/9b0d9b32d5dcda91d2f1a96dc04c645c450872bf</meta:generator>
    <meta:document-statistic meta:table-count="0" meta:image-count="0" meta:object-count="0" meta:page-count="2" meta:paragraph-count="35" meta:word-count="186" meta:character-count="1540" meta:non-whitespace-character-count="1372"/>
  </office:meta>
</office:document-meta>
</file>